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6498" officeooo:paragraph-rsid="00036498"/>
    </style:style>
    <style:style style:name="P2" style:family="paragraph" style:parent-style-name="Standard">
      <style:text-properties fo:font-weight="bold" officeooo:rsid="00036498" officeooo:paragraph-rsid="00036498" style:font-weight-asian="bold" style:font-weight-complex="bold"/>
    </style:style>
    <style:style style:name="P3" style:family="paragraph" style:parent-style-name="Standard">
      <style:text-properties fo:font-size="14pt" fo:font-weight="bold" officeooo:rsid="00036498" officeooo:paragraph-rsid="00036498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6pt" fo:font-weight="bold" officeooo:rsid="00036498" officeooo:paragraph-rsid="00036498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036498" officeooo:paragraph-rsid="00036498" style:font-size-asian="12pt" style:font-weight-asian="normal" style:font-size-complex="12pt" style:font-weight-complex="normal"/>
    </style:style>
    <style:style style:name="T1" style:family="text">
      <style:text-properties officeooo:rsid="000557b6"/>
    </style:style>
    <style:style style:name="T2" style:family="text">
      <style:text-properties officeooo:rsid="0006a5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äsentation mit LibreOffice Impress</text:p>
      <text:p text:style-name="P1"/>
      <text:p text:style-name="P1">Namen:</text:p>
      <text:p text:style-name="P1"/>
      <text:p text:style-name="P2">Unser Thema:</text:p>
      <text:p text:style-name="P1"/>
      <text:p text:style-name="P3">Struktur des Vortrags</text:p>
      <text:p text:style-name="P1"/>
      <text:list xml:id="list2946940705" text:style-name="L1">
        <text:list-item>
          <text:p text:style-name="P5">Erster Punkt</text:p>
          <text:list>
            <text:list-item>
              <text:p text:style-name="P5">Notizen zum ersten Punkt</text:p>
            </text:list-item>
            <text:list-item>
              <text:p text:style-name="P5">Recherchierte Informationen mit <text:span text:style-name="T1">Quelle (Web</text:span>link<text:span text:style-name="T1">)</text:span></text:p>
            </text:list-item>
          </text:list>
        </text:list-item>
        <text:list-item>
          <text:p text:style-name="P5">Zweiter Punkt</text:p>
        </text:list-item>
        <text:list-item>
          <text:p text:style-name="P5">usw.</text:p>
        </text:list-item>
      </text:list>
      <text:p text:style-name="P1"/>
      <text:p text:style-name="P1"/>
      <text:p text:style-name="P3">Quellen</text:p>
      <text:p text:style-name="P1"/>
      <text:p text:style-name="P1">Links zu Bildern <text:span text:style-name="T2">und Bildlizenzen</text:span>, die ihr für die Präsentation benutz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07:10:12.097000000</meta:creation-date>
    <dc:date>2022-02-22T13:37:50.048000000</dc:date>
    <meta:editing-duration>PT5M48S</meta:editing-duration>
    <meta:editing-cycles>3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11" meta:word-count="41" meta:character-count="259" meta:non-whitespace-character-count="234"/>
  </office:meta>
</office:document-meta>
</file>